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7.515cm" table:align="left"/>
    </style:style>
    <style:style style:name="Table4.A" style:family="table-column">
      <style:table-column-properties style:column-width="0.543cm"/>
    </style:style>
    <style:style style:name="Table4.B" style:family="table-column">
      <style:table-column-properties style:column-width="2.367cm"/>
    </style:style>
    <style:style style:name="Table4.C" style:family="table-column">
      <style:table-column-properties style:column-width="12.991cm"/>
    </style:style>
    <style:style style:name="Table4.D" style:family="table-column">
      <style:table-column-properties style:column-width="1.614cm"/>
    </style:style>
    <style:style style:name="Table4.1" style:family="table-row">
      <style:table-row-properties style:min-row-height="1.614cm"/>
    </style:style>
    <style:style style:name="Table4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4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463cm" fo:margin-left="0.116cm" fo:margin-right="0.011cm" table:align="margins"/>
    </style:style>
    <style:style style:name="Table1.A" style:family="table-column">
      <style:table-column-properties style:column-width="3.642cm" style:rel-column-width="13669*"/>
    </style:style>
    <style:style style:name="Table1.B" style:family="table-column">
      <style:table-column-properties style:column-width="0.372cm" style:rel-column-width="1396*"/>
    </style:style>
    <style:style style:name="Table1.C" style:family="table-column">
      <style:table-column-properties style:column-width="13.448cm" style:rel-column-width="50470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463cm" fo:margin-left="0.116cm" fo:margin-right="0.011cm" table:align="margins"/>
    </style:style>
    <style:style style:name="Table2.A" style:family="table-column">
      <style:table-column-properties style:column-width="0.81cm" style:rel-column-width="3038*"/>
    </style:style>
    <style:style style:name="Table2.B" style:family="table-column">
      <style:table-column-properties style:column-width="5.447cm" style:rel-column-width="20441*"/>
    </style:style>
    <style:style style:name="Table2.C" style:family="table-column">
      <style:table-column-properties style:column-width="0.903cm" style:rel-column-width="3389*"/>
    </style:style>
    <style:style style:name="Table2.D" style:family="table-column">
      <style:table-column-properties style:column-width="10.303cm" style:rel-column-width="38667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921cm" fo:margin-left="0.407cm" fo:margin-right="0.261cm" table:align="margins"/>
    </style:style>
    <style:style style:name="Table3.A" style:family="table-column">
      <style:table-column-properties style:column-width="6.35cm" style:rel-column-width="24593*"/>
    </style:style>
    <style:style style:name="Table3.B" style:family="table-column">
      <style:table-column-properties style:column-width="4.577cm" style:rel-column-width="17727*"/>
    </style:style>
    <style:style style:name="Table3.C" style:family="table-column">
      <style:table-column-properties style:column-width="2.99cm" style:rel-column-width="11579*"/>
    </style:style>
    <style:style style:name="Table3.D" style:family="table-column">
      <style:table-column-properties style:column-width="3.004cm" style:rel-column-width="11636*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e6e6e6" fo:padding="0.097cm" fo:border="0.002cm solid #000000">
        <style:background-image/>
      </style:table-cell-properties>
    </style:style>
    <style:style style:name="Table3.2" style:family="table-row">
      <style:table-row-properties style:min-row-height="0.674cm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0.116cm" style:rel-column-width="37689*"/>
    </style:style>
    <style:style style:name="Table7.B" style:family="table-column">
      <style:table-column-properties style:column-width="7.474cm" style:rel-column-width="27846*"/>
    </style:style>
    <style:style style:name="Table7.A1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7" style:family="paragraph" style:parent-style-name="Table_20_Contents">
      <style:paragraph-properties fo:margin-left="0.836cm" fo:margin-right="-0.004cm" fo:text-align="center" style:justify-single-word="false" fo:text-indent="0cm" style:auto-text-indent="false"/>
      <style:text-properties style:font-name="Arial" fo:font-size="10pt" fo:font-weight="bold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.436cm" fo:margin-right="0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Header">
      <style:paragraph-properties fo:margin-left="0.436cm" fo:margin-right="0cm" fo:text-align="start" style:justify-single-word="false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margin-left="0.436cm" fo:margin-right="0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-0.004cm" fo:margin-right="-0.004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-0.035cm" fo:margin-right="0.09cm" fo:text-align="center" style:justify-single-word="false" fo:text-indent="0cm" style:auto-text-indent="false">
        <style:tab-stops>
          <style:tab-stop style:position="17.9cm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text-align="start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Header">
      <style:paragraph-properties fo:text-align="center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Header">
      <style:paragraph-properties fo:text-align="end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Header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Header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Header">
      <style:paragraph-properties fo:text-align="end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Header">
      <style:paragraph-properties fo:text-align="center" style:justify-single-word="false"/>
      <style:text-properties style:font-name="Arial" fo:font-size="10pt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Header">
      <style:paragraph-properties fo:text-align="end" style:justify-single-word="false"/>
      <style:text-properties style:font-name="Arial" fo:font-size="10pt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Header">
      <style:paragraph-properties fo:margin-left="0.219cm" fo:margin-right="0cm" fo:text-align="start" style:justify-single-word="false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9" style:family="paragraph" style:parent-style-name="Header">
      <style:paragraph-properties fo:margin-left="0.116cm" fo:margin-right="-0.004cm" fo:text-align="start" style:justify-single-word="false" fo:text-indent="0cm" style:auto-text-indent="false">
        <style:tab-stops>
          <style:tab-stop style:position="8.498cm" style:type="center"/>
          <style:tab-stop style:position="18.708cm" style:type="right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0" style:family="paragraph" style:parent-style-name="Header">
      <style:paragraph-properties fo:margin-left="0.561cm" fo:margin-right="0cm" fo:text-align="start" style:justify-single-word="false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1" style:family="paragraph" style:parent-style-name="Header">
      <style:paragraph-properties fo:margin-left="0.561cm" fo:margin-right="0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Header">
      <style:paragraph-properties fo:margin-left="0.561cm" fo:margin-right="0cm" fo:text-align="start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Header">
      <style:paragraph-properties fo:margin-left="0.561cm" fo:margin-right="0cm" fo:text-align="start" style:justify-single-word="false" fo:text-indent="0cm" style:auto-text-indent="false"/>
      <style:text-properties style:font-name="Arial" fo:font-size="10pt" fo:font-style="italic" fo:font-weight="normal" fo:background-color="#e6e6e6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Header">
      <style:paragraph-properties fo:margin-left="0cm" fo:margin-right="0cm" fo:text-align="start" style:justify-single-word="false" fo:text-indent="-0.032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808080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fo:background-color="#e6e6e6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5">{logo}</text:p>
          </table:table-cell>
          <table:table-cell table:style-name="Table4.C1" office:value-type="string">
            <text:p text:style-name="P35">{badan}</text:p>
            <text:p text:style-name="P35">{kota4}</text:p>
            <text:p text:style-name="P36">{alamat} </text:p>
            <text:p text:style-name="P37">Telp. {tlp} Fax {fax} </text:p>
          </table:table-cell>
          <table:table-cell table:style-name="Table4.C1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>Lampiran<text:tab/><text:tab/>: </text:p>
      <text:p text:style-name="P8">SKRD <text:s/>nomor<text:tab/><text:tab/>: {no_skrd}</text:p>
      <text:p text:style-name="P8"/>
      <text:p text:style-name="P9"><text:tab/><text:tab/><text:span text:style-name="T5">{TITLE}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<text:bookmark-start text:name="__DdeLink__8327_1886640418"/>[!-- BEGIN row.articles --]{titreArticle}<text:bookmark-end text:name="__DdeLink__8327_1886640418"/>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28"><text:bookmark-start text:name="__DdeLink__3011_1886640418"/><text:bookmark-start text:name="__DdeLink__4308_1886640418"/>{texteArticle}<text:span text:style-name="T1">[!-- END row.articles --]</text:span><text:bookmark-end text:name="__DdeLink__3011_1886640418"/><text:bookmark-end text:name="__DdeLink__4308_1886640418"/><text:span text:style-name="T1"> </text:span></text:p>
          </table:table-cell>
        </table:table-row>
      </table:table>
      <text:p text:style-name="P10"/>
      <text:p text:style-name="P11">A. <text:s/>DATA UMUM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><text:bookmark-start text:name="__DdeLink__8327_18866404182"/><text:bookmark-start text:name="__DdeLink__8327_18866404181"/>[!-- BEGIN row.articles3 --]<text:bookmark-end text:name="__DdeLink__8327_18866404181"/><text:span text:style-name="T1">{titreArticle4}</text:span><text:bookmark-end text:name="__DdeLink__8327_18866404182"/></text:p>
          </table:table-cell>
          <table:table-cell table:style-name="Table2.A1" office:value-type="string">
            <text:p text:style-name="P13">{texteArticle3}</text:p>
          </table:table-cell>
          <table:table-cell table:style-name="Table2.A1" office:value-type="string">
            <text:p text:style-name="P16"><text:bookmark-start text:name="__DdeLink__3011_18866404181"/><text:bookmark-start text:name="__DdeLink__4308_18866404181"/>{titreArticle3}<text:bookmark-end text:name="__DdeLink__3011_18866404181"/><text:bookmark-end text:name="__DdeLink__4308_18866404181"/></text:p>
          </table:table-cell>
          <table:table-cell table:style-name="Table2.A1" office:value-type="string">
            <text:p text:style-name="P14">{texteArticle4}[!-- END row.articles3 --]</text:p>
          </table:table-cell>
        </table:table-row>
      </table:table>
      <text:p text:style-name="P12"/>
      <text:p text:style-name="P20">B. <text:s/>PERHITUNGAN BESARNYA RETRIBUSI</text:p>
      <text:p text:style-name="P23"><text:s text:c="6"/>a. Daftar Indeks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asar Penetapan retribusi</text:p>
          </table:table-cell>
          <table:table-cell table:style-name="Table3.A1" office:value-type="string">
            <text:p text:style-name="P3">Kriteria</text:p>
          </table:table-cell>
          <table:table-cell table:style-name="Table3.A1" office:value-type="string">
            <text:p text:style-name="P3">Indeks</text:p>
          </table:table-cell>
          <table:table-cell table:style-name="Table3.D1" office:value-type="string">
            <text:p text:style-name="P3">Harga</text:p>
          </table:table-cell>
        </table:table-row>
        <table:table-row table:style-name="Table3.2">
          <table:table-cell table:style-name="Table3.A2" office:value-type="string">
            <text:p text:style-name="P29"><text:bookmark-start text:name="__DdeLink__3882_10466361711"/>[!-- BEGIN row.articles5 --]<text:bookmark-start text:name="__DdeLink__4514_1046636171"/>{titreArticle5}<text:bookmark-end text:name="__DdeLink__3882_10466361711"/><text:bookmark-end text:name="__DdeLink__4514_1046636171"/></text:p>
          </table:table-cell>
          <table:table-cell table:style-name="Table3.A2" office:value-type="string">
            <text:p text:style-name="P17">{texteArticle6}</text:p>
          </table:table-cell>
          <table:table-cell table:style-name="Table3.A2" office:value-type="string">
            <text:p text:style-name="P18"><text:bookmark-start text:name="__DdeLink__8622_10466361711"/>{texteArticle7}<text:bookmark-end text:name="__DdeLink__8622_10466361711"/><text:bookmark-start text:name="__DdeLink__5275_1046636171"/><text:bookmark-end text:name="__DdeLink__5275_1046636171"/></text:p>
          </table:table-cell>
          <table:table-cell table:style-name="Table3.D2" office:value-type="string">
            <text:p text:style-name="P18">{texteArticle8}<text:bookmark-start text:name="__DdeLink__5275_10466361711"/>[!-- END row.articles5 --]<text:bookmark-end text:name="__DdeLink__5275_10466361711"/></text:p>
          </table:table-cell>
        </table:table-row>
      </table:table>
      <text:p text:style-name="P23"><text:s text:c="6"/></text:p>
      <text:p text:style-name="P23"/>
      <text:p text:style-name="P23">b. Perhitungan</text:p>
      <text:p text:style-name="P23"/>
      <text:p text:style-name="P31"><text:span text:style-name="T4">Rumus </text:span>{rumus} [!-- BEGIN articles1 --]{titreArticle}{texteArticle}[!-- END articles1 --]{nilairetribusi}</text:p>
      <text:p text:style-name="P31"/>
      <text:p text:style-name="P32">Besarnya keringanan <text:s text:c="4"/><text:span text:style-name="T6">: {keringanan}</text:span></text:p>
      <text:p text:style-name="P34"><text:span text:style-name="T1"><text:s text:c="6"/></text:span><text:span text:style-name="T2">Jumlah <text:s text:c="3"/></text:span><text:span text:style-name="T1"><text:s text:c="25"/>: {jumlahretribusi}</text:span></text:p>
      <text:p text:style-name="P30"><text:span text:style-name="T1">Terbilang <text:s text:c="26"/>: </text:span><text:span text:style-name="T3">{bilangan}</text:span></text:p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4">{kota} , {tanggal}</text:p>
            <text:p text:style-name="P21">{jabatan}</text:p>
            <text:p text:style-name="P21">{kantor}</text:p>
            <text:p text:style-name="P21"/>
            <text:p text:style-name="P21"/>
            <text:p text:style-name="P21"/>
            <text:p text:style-name="P26">{nama}</text:p>
            <text:p text:style-name="P21">NIP.{nip}</text:p>
          </table:table-cell>
        </table:table-row>
      </table:table>
      <text:p text:style-name="P25"/>
      <text:p text:style-name="P25"/>
      <text:p text:style-name="P22"/>
      <text:p text:style-name="P22"><text:s text:c="6"/></text:p>
      <text:p text:style-name="P22"/>
      <text:p text:style-name="P22"/>
      <text:p text:style-name="P22"/>
      <text:p text:style-name="P27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0-20T14:21:47</meta:creation-date>
    <dc:date>2012-08-08T21:25:23.24</dc:date>
    <meta:editing-duration>PT7H9S</meta:editing-duration>
    <meta:editing-cycles>137</meta:editing-cycles>
    <meta:generator>OpenOffice.org/3.3$Win32 OpenOffice.org_project/330m20$Build-9567</meta:generator>
    <meta:document-statistic meta:table-count="5" meta:image-count="0" meta:object-count="0" meta:page-count="2" meta:paragraph-count="38" meta:word-count="96" meta:character-count="845"/>
    <dc:creator>Yogi Cahyana</dc:creator>
  </office:meta>
</office:document-meta>
</file>